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Peso</text:p>
          </table:table-cell>
          <table:table-cell office:value-type="string" table:style-name="ce2">
            <text:p>Altura</text:p>
          </table:table-cell>
          <table:table-cell office:value-type="string" table:style-name="ce2">
            <text:p>Renda</text:p>
          </table:table-cell>
          <table:table-cell office:value-type="string" table:style-name="ce2">
            <text:p>Faltas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.6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.624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64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1.65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67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.69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1.69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1.7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.71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7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73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749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75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.75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75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.75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.78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.786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1.79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1.80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.80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.81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.8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.82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.82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828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1.82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84" table:style-name="ce3">
            <text:p>84</text:p>
          </table:table-cell>
          <table:table-cell office:value-type="string" table:style-name="ce3">
            <text:p>1.84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.84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.85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.86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.88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.88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.89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86" table:style-name="ce3">
            <text:p>86</text:p>
          </table:table-cell>
          <table:table-cell office:value-type="string" table:style-name="ce3">
            <text:p>1.898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.90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1.9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.92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.92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1.97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202_nfase1" style:display-name="Excel_BuiltIn_20% - Ênfase1" style:family="table-cell" style:data-style-name="N0">
      <style:table-cell-properties style:vertical-align="automatic" fo:background-color="#CCCCFF"/>
      <style:text-properties fo:color="#000000"/>
    </style:style>
    <style:style style:name="Excel_BuiltIn_20_37__32_-_32__202_nfase2" style:display-name="Excel_BuiltIn_20% - Ênfase2" style:family="table-cell" style:data-style-name="N0">
      <style:table-cell-properties style:vertical-align="automatic" fo:background-color="#FF99CC"/>
      <style:text-properties fo:color="#000000"/>
    </style:style>
    <style:style style:name="Excel_BuiltIn_20_37__32_-_32__202_nfase3" style:display-name="Excel_BuiltIn_20% - Ênfase3" style:family="table-cell" style:data-style-name="N0">
      <style:table-cell-properties style:vertical-align="automatic" fo:background-color="#CCFFCC"/>
      <style:text-properties fo:color="#000000"/>
    </style:style>
    <style:style style:name="Excel_BuiltIn_20_37__32_-_32__202_nfase4" style:display-name="Excel_BuiltIn_20% - Ênfase4" style:family="table-cell" style:data-style-name="N0">
      <style:table-cell-properties style:vertical-align="automatic" fo:background-color="#CC99FF"/>
      <style:text-properties fo:color="#000000"/>
    </style:style>
    <style:style style:name="Excel_BuiltIn_20_37__32_-_32__202_nfase5" style:display-name="Excel_BuiltIn_20% - Ênfase5" style:family="table-cell" style:data-style-name="N0">
      <style:table-cell-properties style:vertical-align="automatic" fo:background-color="#CCFFFF"/>
      <style:text-properties fo:color="#000000"/>
    </style:style>
    <style:style style:name="Excel_BuiltIn_20_37__32_-_32__202_nfase6" style:display-name="Excel_BuiltIn_20% - Ênfase6" style:family="table-cell" style:data-style-name="N0">
      <style:table-cell-properties style:vertical-align="automatic" fo:background-color="#FFCC99"/>
      <style:text-properties fo:color="#000000"/>
    </style:style>
    <style:style style:name="Excel_BuiltIn_40_37__32_-_32__202_nfase1" style:display-name="Excel_BuiltIn_40% - Ênfase1" style:family="table-cell" style:data-style-name="N0">
      <style:table-cell-properties style:vertical-align="automatic" fo:background-color="#99CCFF"/>
      <style:text-properties fo:color="#000000"/>
    </style:style>
    <style:style style:name="Excel_BuiltIn_40_37__32_-_32__202_nfase2" style:display-name="Excel_BuiltIn_40% - Ênfase2" style:family="table-cell" style:data-style-name="N0">
      <style:table-cell-properties style:vertical-align="automatic" fo:background-color="#FF8080"/>
      <style:text-properties fo:color="#000000"/>
    </style:style>
    <style:style style:name="Excel_BuiltIn_40_37__32_-_32__202_nfase3" style:display-name="Excel_BuiltIn_40% - Ênfase3" style:family="table-cell" style:data-style-name="N0">
      <style:table-cell-properties style:vertical-align="automatic" fo:background-color="#00FF00"/>
      <style:text-properties fo:color="#000000"/>
    </style:style>
    <style:style style:name="Excel_BuiltIn_40_37__32_-_32__202_nfase4" style:display-name="Excel_BuiltIn_40% - Ênfase4" style:family="table-cell" style:data-style-name="N0">
      <style:table-cell-properties style:vertical-align="automatic" fo:background-color="#CC99FF"/>
      <style:text-properties fo:color="#000000"/>
    </style:style>
    <style:style style:name="Excel_BuiltIn_40_37__32_-_32__202_nfase5" style:display-name="Excel_BuiltIn_40% - Ênfase5" style:family="table-cell" style:data-style-name="N0">
      <style:table-cell-properties style:vertical-align="automatic" fo:background-color="#99CCFF"/>
      <style:text-properties fo:color="#000000"/>
    </style:style>
    <style:style style:name="Excel_BuiltIn_40_37__32_-_32__202_nfase6" style:display-name="Excel_BuiltIn_40% - Ênfase6" style:family="table-cell" style:data-style-name="N0">
      <style:table-cell-properties style:vertical-align="automatic" fo:background-color="#FFCC00"/>
      <style:text-properties fo:color="#000000"/>
    </style:style>
    <style:style style:name="Excel_BuiltIn_60_37__32_-_32__202_nfase1" style:display-name="Excel_BuiltIn_60% - Ênfase1" style:family="table-cell" style:data-style-name="N0">
      <style:table-cell-properties style:vertical-align="automatic" fo:background-color="#0066CC"/>
      <style:text-properties fo:color="#FFFFFF"/>
    </style:style>
    <style:style style:name="Excel_BuiltIn_60_37__32_-_32__202_nfase2" style:display-name="Excel_BuiltIn_60% - Ênfase2" style:family="table-cell" style:data-style-name="N0">
      <style:table-cell-properties style:vertical-align="automatic" fo:background-color="#FF8080"/>
      <style:text-properties fo:color="#FFFFFF"/>
    </style:style>
    <style:style style:name="Excel_BuiltIn_60_37__32_-_32__202_nfase3" style:display-name="Excel_BuiltIn_60% - Ênfase3" style:family="table-cell" style:data-style-name="N0">
      <style:table-cell-properties style:vertical-align="automatic" fo:background-color="#00FF00"/>
      <style:text-properties fo:color="#FFFFFF"/>
    </style:style>
    <style:style style:name="Excel_BuiltIn_60_37__32_-_32__202_nfase4" style:display-name="Excel_BuiltIn_60% - Ênfase4" style:family="table-cell" style:data-style-name="N0">
      <style:table-cell-properties style:vertical-align="automatic" fo:background-color="#800080"/>
      <style:text-properties fo:color="#FFFFFF"/>
    </style:style>
    <style:style style:name="Excel_BuiltIn_60_37__32_-_32__202_nfase5" style:display-name="Excel_BuiltIn_60% - Ênfase5" style:family="table-cell" style:data-style-name="N0">
      <style:table-cell-properties style:vertical-align="automatic" fo:background-color="#33CCCC"/>
      <style:text-properties fo:color="#FFFFFF"/>
    </style:style>
    <style:style style:name="Excel_BuiltIn_60_37__32_-_32__202_nfase6" style:display-name="Excel_BuiltIn_60% - Ênfase6" style:family="table-cell" style:data-style-name="N0">
      <style:table-cell-properties style:vertical-align="automatic" fo:background-color="#FF9900"/>
      <style:text-properties fo:color="#FFFFFF"/>
    </style:style>
    <style:style style:name="Excel_BuiltIn_Bom" style:family="table-cell" style:data-style-name="N0">
      <style:table-cell-properties style:vertical-align="automatic" fo:background-color="#CCFFCC"/>
      <style:text-properties fo:color="#008000"/>
    </style:style>
    <style:style style:name="Excel_BuiltIn_C_225_lculo" style:display-name="Excel_BuiltIn_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BuiltIn_C_233_lula_32_de_32_Verifica_231__227_o" style:display-name="Excel_BuiltIn_Célula de Verificação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BuiltIn_C_233_lula_32_Vinculada" style:display-name="Excel_BuiltIn_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/>
    </style:style>
    <style:style style:name="Excel_BuiltIn__202_nfase1" style:display-name="Excel_BuiltIn_Ênfase1" style:family="table-cell" style:data-style-name="N0">
      <style:table-cell-properties style:vertical-align="automatic" fo:background-color="#333399"/>
      <style:text-properties fo:color="#FFFFFF"/>
    </style:style>
    <style:style style:name="Excel_BuiltIn__202_nfase2" style:display-name="Excel_BuiltIn_Ênfase2" style:family="table-cell" style:data-style-name="N0">
      <style:table-cell-properties style:vertical-align="automatic" fo:background-color="#FF0000"/>
      <style:text-properties fo:color="#FFFFFF"/>
    </style:style>
    <style:style style:name="Excel_BuiltIn__202_nfase3" style:display-name="Excel_BuiltIn_Ênfase3" style:family="table-cell" style:data-style-name="N0">
      <style:table-cell-properties style:vertical-align="automatic" fo:background-color="#339966"/>
      <style:text-properties fo:color="#FFFFFF"/>
    </style:style>
    <style:style style:name="Excel_BuiltIn__202_nfase4" style:display-name="Excel_BuiltIn_Ênfase4" style:family="table-cell" style:data-style-name="N0">
      <style:table-cell-properties style:vertical-align="automatic" fo:background-color="#800080"/>
      <style:text-properties fo:color="#FFFFFF"/>
    </style:style>
    <style:style style:name="Excel_BuiltIn__202_nfase5" style:display-name="Excel_BuiltIn_Ênfase5" style:family="table-cell" style:data-style-name="N0">
      <style:table-cell-properties style:vertical-align="automatic" fo:background-color="#33CCCC"/>
      <style:text-properties fo:color="#FFFFFF"/>
    </style:style>
    <style:style style:name="Excel_BuiltIn__202_nfase6" style:display-name="Excel_BuiltIn_Ênfase6" style:family="table-cell" style:data-style-name="N0">
      <style:table-cell-properties style:vertical-align="automatic" fo:background-color="#FF6600"/>
      <style:text-properties fo:color="#FFFFFF"/>
    </style:style>
    <style:style style:name="Excel_BuiltIn_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Incorreto" style:family="table-cell" style:data-style-name="N0">
      <style:table-cell-properties style:vertical-align="automatic" fo:background-color="#FF99CC"/>
      <style:text-properties fo:color="#800080"/>
    </style:style>
    <style:style style:name="Excel_BuiltIn_Neutra" style:family="table-cell" style:data-style-name="N0">
      <style:table-cell-properties style:vertical-align="automatic" fo:background-color="#FFFF99"/>
      <style:text-properties fo:color="#993300"/>
    </style:style>
    <style:style style:name="Excel_BuiltIn_Nota" style:family="table-cell" style:data-style-name="N0">
      <style:table-cell-properties fo:border="thin solid #C0C0C0" style:vertical-align="automatic" fo:background-color="#FFFFCC"/>
      <style:text-properties fo:color="#000000"/>
    </style:style>
    <style:style style:name="Excel_BuiltIn_Sa_237_da" style:display-name="Excel_BuiltIn_Saí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BuiltIn_Texto_32_de_32_Aviso" style:display-name="Excel_BuiltIn_Texto de Aviso" style:family="table-cell" style:data-style-name="N0">
      <style:table-cell-properties style:vertical-align="automatic" fo:background-color="transparent"/>
      <style:text-properties fo:color="#FF0000"/>
    </style:style>
    <style:style style:name="Excel_BuiltIn_Texto_32_Explicativo" style:display-name="Excel_BuiltIn_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Excel_BuiltIn_T_237_tulo" style:display-name="Excel_BuiltIn_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Excel_BuiltIn_T_237_tulo_32_1" style:display-name="Excel_BuiltIn_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Excel_BuiltIn_T_237_tulo_32_2" style:display-name="Excel_BuiltIn_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Excel_BuiltIn_T_237_tulo_32_3" style:display-name="Excel_BuiltIn_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Excel_BuiltIn_T_237_tulo_32_4" style:display-name="Excel_BuiltIn_Títul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xcel_BuiltIn_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27</meta:generator>
    <dc:title/>
    <dc:description/>
    <dc:subject/>
    <meta:initial-creator/>
    <dc:creator>Usuário Convidado</dc:creator>
    <meta:creation-date>2020-03-06T14:22:58Z</meta:creation-date>
    <dc:date>2024-07-02T00:56:16Z</dc:date>
    <meta:editing-cycles>3</meta:editing-cycles>
  </office:meta>
</office:document-meta>
</file>